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1.9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0.16cm" svg:x="4.81cm" svg:y="4.8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3.783cm" svg:height="0.962cm" svg:x="8.62cm" svg:y="3.54cm">
          <draw:text-box>
            <text:p>V (vertex 1)</text:p>
          </draw:text-box>
        </draw:frame>
        <draw:frame draw:style-name="gr2" draw:layer="layout" svg:width="3.961cm" svg:height="0.962cm" svg:x="2.27cm" svg:y="15.278cm">
          <draw:text-box>
            <text:p>W (vertex 2)</text:p>
          </draw:text-box>
        </draw:frame>
        <draw:frame draw:style-name="gr2" draw:layer="layout" svg:width="3.817cm" svg:height="0.962cm" svg:x="14.87cm" svg:y="15.278cm">
          <draw:text-box>
            <text:p>U (vertex 0)</text:p>
          </draw:text-box>
        </draw:frame>
        <draw:frame draw:style-name="gr3" draw:layer="layout" svg:width="2.509cm" svg:height="0.962cm" svg:x="9.255cm" svg:y="15.278cm">
          <draw:text-box>
            <text:p>Edge 1</text:p>
          </draw:text-box>
        </draw:frame>
        <draw:frame draw:style-name="gr4" draw:layer="layout" svg:width="2.509cm" svg:height="1.349cm" draw:transform="rotate (-1.01141830153171) translate (13.88cm 8.523cm)">
          <draw:text-box>
            <text:p>Edge 2</text:p>
          </draw:text-box>
        </draw:frame>
        <draw:frame draw:style-name="gr3" draw:layer="layout" svg:width="2.509cm" svg:height="0.962cm" draw:transform="rotate (1.0170033551369) translate (5.847cm 10.342cm)">
          <draw:text-box>
            <text:p>Edge 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9-30T16:52:28</meta:creation-date>
    <dc:date>2011-10-07T12:27:13</dc:date>
    <dc:creator>Etay Meiri</dc:creator>
    <meta:editing-duration>PT1H33M34S</meta:editing-duration>
    <meta:editing-cycles>2</meta:editing-cycles>
    <meta:generator>LibreOffice/3.3$Unix LibreOffice_project/330m19$Build-301</meta:generator>
    <meta:document-statistic meta:object-count="7"/>
  </office:meta>
</office:document-meta>
</file>